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text-properties officeooo:paragraph-rsid="000064c0"/>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text-properties officeooo:paragraph-rsid="00011016"/>
    </style:style>
    <style:style style:name="P5" style:family="paragraph" style:parent-style-name="Text_20_body" style:list-style-name="L3">
      <style:text-properties officeooo:paragraph-rsid="00011016"/>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style style:name="P9" style:family="paragraph" style:parent-style-name="Text_20_body" style:list-style-name="L7">
      <style:paragraph-properties fo:margin-top="0in" fo:margin-bottom="0in" style:contextual-spacing="false"/>
    </style:style>
    <style:style style:name="P10" style:family="paragraph" style:parent-style-name="Text_20_body" style:list-style-name="L7">
      <style:text-properties officeooo:paragraph-rsid="0004ef79"/>
    </style:style>
    <style:style style:name="P11" style:family="paragraph" style:parent-style-name="Heading_20_3" style:list-style-name="L8">
      <style:text-properties officeooo:paragraph-rsid="0004ef79"/>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9"/>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paragraph-properties fo:margin-top="0in" fo:margin-bottom="0in" style:contextual-spacing="false"/>
    </style:style>
    <style:style style:name="P18" style:family="paragraph" style:parent-style-name="Text_20_body" style:list-style-name="L12"/>
    <style:style style:name="P19" style:family="paragraph" style:parent-style-name="Text_20_body">
      <style:text-properties officeooo:paragraph-rsid="0004ef79"/>
    </style:style>
    <style:style style:name="T1" style:family="text">
      <style:text-properties officeooo:rsid="000064c0"/>
    </style:style>
    <style:style style:name="T2" style:family="text">
      <style:text-properties officeooo:rsid="00011016"/>
    </style:style>
    <style:style style:name="T3" style:family="text">
      <style:text-properties officeooo:rsid="0001363a"/>
    </style:style>
    <style:style style:name="T4" style:family="text">
      <style:text-properties officeooo:rsid="00032de4"/>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text:span text:style-name="Strong_20_Emphasis"><text:span text:style-name="T1">About.html</text:span></text:span></text:p>
        </text:list-header>
        <text:list-item>
          <text:p text:style-name="P2"><text:span text:style-name="Strong_20_Emphasis">Encabezado con título</text:span>: "<text:span text:style-name="T1">Que hay de</text:span> los <text:span text:style-name="T1">c</text:span>ortes <text:span text:style-name="T1">e</text:span>léctricos en Ecuador".</text:p>
        </text:list-item>
      </text:list>
      <text:list text:style-name="L2">
        <text:list-item>
          <text:p text:style-name="P3"><text:span text:style-name="Strong_20_Emphasis">Descripción general</text:span>: Ecuador está atravesando una grave crisis eléctrica, algo que no se había visto en los últimos 14 años, con cortes de luz que se alargan durante horas. El 23 de septiembre de 2024, el gobierno de Daniel Noboa informó que el país volvería a enfrentar apagones masivos y programados, de hasta 10 horas, como ocurrió en octubre de 2022 y abril de 2024. Aunque a principios de octubre se había prometido que los cortes no durarían más de cuatro horas, la situación se deterioró rápidamente y, a partir del 9 de octubre, volvieron los apagones prolongados.</text:p>
        </text:list-item>
      </text:list>
      <text:p text:style-name="Text_20_body"/>
      <text:list text:style-name="L3">
        <text:list-item>
          <text:p text:style-name="P4"><text:span text:style-name="Strong_20_Emphasis">Causas y consecuencias</text:span>: El principal problema radica en que el embalse de Mazar, que es crucial para el suministro eléctrico del país, ha alcanzado niveles críticos. Este embalse abastece a algunas de las hidroeléctricas más importantes, que juntas generan alrededor del 38% de la electricidad del país. Sin embargo, en época de sequía, como la que atraviesa Ecuador, la producción de energía hidroeléctrica disminuye drásticamente, dejándonos vulnerables a los apagones.</text:p>
          <text:p text:style-name="P5">Aunque Ecuador ha invertido en 14 hidroeléctricas entre 2007 y 2017, la falta de balance entre la energía hidroeléctrica y la termoeléctrica es un problema. La capacidad de generación de energía termoeléctrica no creció al mismo ritmo que la hidroeléctrica, y gran parte de las plantas termoeléctricas existentes son viejas, lo que limita su funcionamiento. Además, muchas de las hidroeléctricas, como Coca Codo Sinclair, no operan a su máxima capacidad debido a fallas estructurales o problemas en su mantenimiento.</text:p>
          <text:p text:style-name="P4">La falta de inversión en nuevas plantas de generación, especialmente en el gobierno de Lenín Moreno, ha empeorado la situación. Aunque se planearon nuevas plantas para enfrentar la creciente demanda de electricidad, solo unas pocas han entrado en funcionamiento. Esto se ha sumado a un aumento constante en el consumo de electricidad en el país, lo que agrava aún más la crisis.<text:line-break/><text:span text:style-name="T2">Fuente: https://www.primicias.ec/economia/cortes-luz-razones-crisis-colapso-80955/</text:span></text:p>
        </text:list-item>
      </text:list>
      <text:list text:style-name="L4">
        <text:list-item>
          <text:p text:style-name="P6"><text:span text:style-name="Strong_20_Emphasis">Estadísticas</text:span>: Las cifras de generación que hoy tiene Ecuador contrastan con el escenario previo a que comiencen los racionamientos de luz. Por ejemplo, entre el 1 y el 10 de septiembre, el país contó con 3.538 megavatios hora de generación.</text:p>
          <text:p text:style-name="P6"><text:span text:style-name="T2">Fuente: </text:span><text:s/><text:a xlink:type="simple" xlink:href="https://www.primicias.ec/economia/cortes-luz-deficit-generacion-riesgos-aumento-apagones-83078/" text:style-name="Internet_20_link" text:visited-style-name="Visited_20_Internet_20_Link">https://www.primicias.ec/economia/cortes-luz-deficit-generacion-riesgos-aumento-apagones-83078/</text:a><text:line-break/></text:p>
        </text:list-item>
      </text:list>
      <text:list text:style-name="L5">
        <text:list-item>
          <text:p text:style-name="P7"><text:span text:style-name="Strong_20_Emphasis">Imágenes</text:span></text:p>
        </text:list-item>
      </text:list>
      <text:list text:style-name="L6">
        <text:list-item>
          <text:p text:style-name="P8"><text:span text:style-name="Strong_20_Emphasis">Enlaces de navegación</text:span>: <text:span text:style-name="T2">Menu principal </text:span></text:p>
        </text:list-item>
      </text:list>
      <text:p text:style-name="Text_20_body"/>
      <text:p text:style-name="Text_20_body"/>
      <text:p text:style-name="Text_20_body"/>
      <text:h text:style-name="Heading_20_3" text:outline-level="3"><text:soft-page-break/><text:span text:style-name="Source_20_Text">articulos.html</text:span>:</text:h>
      <text:list text:style-name="L7">
        <text:list-item>
          <text:p text:style-name="P9"><text:span text:style-name="Strong_20_Emphasis">Encabezado con título</text:span>: "<text:span text:style-name="T3">Colombia ayuda a ecuador en estos cortes electricos?</text:span>"</text:p>
        </text:list-item>
        <text:list-item>
          <text:p text:style-name="P9"><text:span text:style-name="Strong_20_Emphasis">Descripción general</text:span>: Colombia está dando pasos para reactivar la venta de electricidad a Ecuador, una medida que podría concretarse en los próximos días, en medio de la grave crisis energética que vive el país vecino. El 12 de noviembre de 2024, el Ministerio de Energía y Minas de Colombia presentó un proyecto de resolución que permitiría reanudar las exportaciones de electricidad, tras haberlas suspendido a finales de septiembre debido a la sequía que afecta a ambos países.</text:p>
        </text:list-item>
      </text:list>
      <text:p text:style-name="Text_20_body">Alejandro Castañeda, presidente de la Asociación Nacional de Empresas Generadoras de Colombia (Andeg), afirmó que la iniciativa cuenta con el respaldo del sector energético colombiano. La resolución podría permitir que Colombia envíe excedentes de energía termoeléctrica e incluso hidroeléctrica, si las condiciones lo permiten. Se espera que la resolución sea aprobada pronto, después de que el sector eléctrico haga sus observaciones, y podría firmarse a finales de la semana.</text:p>
      <text:p text:style-name="Text_20_body">Aunque Colombia tiene capacidad para exportar hasta 450 megavatios, aún no se sabe cuánta electricidad podrá enviar a Ecuador, ya que los embalses del país vecino no han alcanzado los niveles esperados. Hasta el 12 de noviembre, los embalses de Colombia estaban por debajo de la meta prevista para finales de mes, lo que limita la cantidad de energía disponible.</text:p>
      <text:p text:style-name="Text_20_body">Mientras tanto, la ministra de Energía de Ecuador, Inés Manzano, también está trabajando para concretar la compra directa de electricidad a empresas privadas colombianas. Manzano señaló que están a punto de firmar un contrato para adquirir unos 100 megavatios, aunque para que esta transacción se haga efectiva, Colombia debe emitir una nueva regulación interna, un proceso que todavía está en marcha.</text:p>
      <text:p text:style-name="Text_20_body">Fuente: https://www.primicias.ec/economia/colombia-venta-electricidad-ecuador-83220/</text:p>
      <text:list text:continue-numbering="true" text:style-name="L7">
        <text:list-header>
          <text:p text:style-name="P9"/>
          <text:p text:style-name="P9"/>
        </text:list-header>
        <text:list-item>
          <text:p text:style-name="P9"><text:span text:style-name="Strong_20_Emphasis">Reacciones de la población y el gobierno</text:span>: El gobierno de Daniel Noboa no ha logrado cumplir con sus promesas de reducir los cortes de luz en Ecuador, que han ido aumentando en duración. A finales de octubre de 2024, los apagones llegaron a durar hasta 14 horas, afectando especialmente a negocios en Quito. Aunque inicialmente el gobierno había prometido que los cortes serían cortos y puntuales, la realidad ha sido otra: desde abril, los apagones han oscilado entre 4 y 14 horas, y han sido más frecuentes.</text:p>
        </text:list-item>
      </text:list>
      <text:p text:style-name="Text_20_body">A pesar de que en abril la entonces ministra de Energía, Andrea Arrobo, aseguró que los cortes estaban descartados, poco después comenzaron a aplicarse racionamientos de 8 horas diarias. Esto, junto con otros problemas, llevó a su salida del cargo. Aunque hubo una breve mejora en los cortes entre mayo y agosto, la crisis se intensificó de nuevo en septiembre, con apagones de hasta 10 horas.</text:p>
      <text:p text:style-name="Text_20_body">En octubre, el nuevo ministro de Energía, Antonio Gonçalves, anunció que los cortes se reducirían a 4-5 horas, gracias a las lluvias y al uso de plantas térmicas, pero pronto se volvieron a alargar. Finalmente, Gonçalves renunció a principios de octubre, admitiendo que las medidas tomadas no fueron suficientes para resolver la crisis.</text:p>
      <text:p text:style-name="Text_20_body"><text:soft-page-break/>Fuente: https://www.primicias.ec/economia/presidente-daniel-noboa-cortes-luz-crisis-electricidad-82025/</text:p>
      <text:list text:continue-numbering="true" text:style-name="L7">
        <text:list-header>
          <text:p text:style-name="P9"/>
        </text:list-header>
        <text:list-item>
          <text:p text:style-name="P9"><text:span text:style-name="Strong_20_Emphasis">Imágenes </text:span></text:p>
        </text:list-item>
        <text:list-item>
          <text:p text:style-name="P10"><text:span text:style-name="Strong_20_Emphasis">Enlace de </text:span><text:span text:style-name="Strong_20_Emphasis"><text:span text:style-name="T4">Inicio<text:line-break/><text:line-break/></text:span></text:span></text:p>
        </text:list-item>
      </text:list>
      <text:list text:style-name="L8">
        <text:list-item>
          <text:list>
            <text:list-item>
              <text:list>
                <text:list-header>
                  <text:h text:style-name="P11" text:outline-level="3"><text:span text:style-name="Strong_20_Emphasis">contacto.html corregido</text:span></text:h>
                </text:list-header>
              </text:list>
            </text:list-item>
          </text:list>
        </text:list-item>
      </text:list>
      <text:p text:style-name="Text_20_body"><text:span text:style-name="Strong_20_Emphasis">Campos:</text:span></text:p>
      <text:list text:style-name="L9">
        <text:list-item>
          <text:p text:style-name="P12"><text:span text:style-name="Strong_20_Emphasis">Nombre:</text:span> Daniel Julián Estrella Ruiz</text:p>
        </text:list-item>
        <text:list-item>
          <text:p text:style-name="P12"><text:span text:style-name="Strong_20_Emphasis">Correo electrónico:</text:span> djestrella1@utpl.edu.ec</text:p>
        </text:list-item>
        <text:list-item>
          <text:p text:style-name="P13"><text:span text:style-name="Strong_20_Emphasis">Botón de envío:</text:span> Un botón para enviar el formulario.</text:p>
        </text:list-item>
      </text:list>
      <text:p text:style-name="Text_20_body"><text:span text:style-name="Strong_20_Emphasis">Información de Contacto Directa:</text:span></text:p>
      <text:list text:style-name="L10">
        <text:list-item>
          <text:p text:style-name="P14"><text:span text:style-name="Strong_20_Emphasis">Ciudad:</text:span> Cuenca</text:p>
        </text:list-item>
        <text:list-item>
          <text:p text:style-name="P14"><text:span text:style-name="Strong_20_Emphasis">Número de teléfono:</text:span> 0994920190</text:p>
        </text:list-item>
        <text:list-item>
          <text:p text:style-name="P14"><text:span text:style-name="Strong_20_Emphasis">Redes sociales:</text:span></text:p>
          <text:list>
            <text:list-item>
              <text:p text:style-name="P14"><text:span text:style-name="Strong_20_Emphasis">Whatsapp:</text:span> 0994920190</text:p>
            </text:list-item>
            <text:list-item>
              <text:p text:style-name="P14"><text:span text:style-name="Strong_20_Emphasis">X (anteriormente Twitter):</text:span> Privado</text:p>
            </text:list-item>
            <text:list-item>
              <text:p text:style-name="P15"><text:span text:style-name="Strong_20_Emphasis">TikTok:</text:span> Privado</text:p>
            </text:list-item>
          </text:list>
        </text:list-item>
      </text:list>
      <text:p text:style-name="Text_20_body"><text:span text:style-name="Strong_20_Emphasis">Horario de Atención</text:span></text:p>
      <text:list text:style-name="L11">
        <text:list-item>
          <text:p text:style-name="P16"><text:span text:style-name="Strong_20_Emphasis">Días y horas:</text:span> Todos los días de 8 a.m. a 8 p.m.</text:p>
        </text:list-item>
      </text:list>
      <text:p text:style-name="Text_20_body"><text:span text:style-name="Strong_20_Emphasis">Otros Elementos Opcionales:</text:span></text:p>
      <text:list text:style-name="L12">
        <text:list-item>
          <text:p text:style-name="P17"><text:span text:style-name="Strong_20_Emphasis">Instrucciones:</text:span> Ayúdanos a crecer juntos, sin importar los desafíos a futuro :)</text:p>
        </text:list-item>
        <text:list-item>
          <text:p text:style-name="P18"><text:span text:style-name="Strong_20_Emphasis">Mensaje de agradecimiento:</text:span> Agradezco a la docente por incentivarnos a la creación de esta divertida actividad de desarrollo web, la cual intento esforzarme mucho para lograr con HTML una estética mayor en el desarrollo de mis páginas, sin que se vean demasiado minimalistas estéticamente. Espero, a futuro, poder aprender otros métodos y lenguajes como lo es CSS, el cual me llama mucho la atención.</text:p>
        </text:list-item>
      </text:list>
      <text:p text:style-name="P19"><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7T23:20:14.235463727</meta:creation-date>
    <meta:editing-duration>PT43S</meta:editing-duration>
    <meta:editing-cycles>2</meta:editing-cycles>
    <meta:generator>LibreOffice/24.8.3.2$Linux_X86_64 LibreOffice_project/480$Build-2</meta:generator>
    <dc:date>2024-12-07T23:20:54.270554277</dc:date>
    <meta:document-statistic meta:table-count="0" meta:image-count="0" meta:object-count="0" meta:page-count="3" meta:paragraph-count="40" meta:word-count="1026" meta:character-count="6675" meta:non-whitespace-character-count="5711"/>
  </office:meta>
</office:document-meta>
</file>